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04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674cm"/>
    </style:style>
    <style:style style:name="gr9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34cm" fo:min-width="0.817cm" fo:padding-left="0.203cm"/>
    </style:style>
    <style:style style:name="gr10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34cm" fo:min-width="1.108cm" fo:padding-left="0cm"/>
    </style:style>
    <style:style style:name="gr11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solid" draw:fill-color="#ffd320" draw:textarea-horizontal-align="left" draw:auto-grow-height="true" draw:auto-grow-width="true" fo:min-height="0.277cm" fo:min-width="0.501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67cm" svg:y1="9.056cm" svg:x2="10.267cm" svg:y2="12.866cm">
          <text:p/>
        </draw:line>
        <draw:line draw:style-name="gr1" draw:text-style-name="P1" draw:layer="layout" svg:x1="10.067cm" svg:y1="4.006cm" svg:x2="10.067cm" svg:y2="6.546cm">
          <text:p/>
        </draw:line>
        <draw:line draw:style-name="gr1" draw:text-style-name="P1" draw:layer="layout" svg:x1="3.417cm" svg:y1="2.906cm" svg:x2="3.417cm" svg:y2="6.716cm">
          <text:p/>
        </draw:line>
        <draw:custom-shape draw:style-name="gr2" draw:text-style-name="P1" xml:id="id2" draw:id="id2" draw:layer="layout" svg:width="0.426cm" svg:height="0.439cm" svg:x="1.776cm" svg:y="4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26cm" svg:height="0.439cm" svg:x="3.253cm" svg:y="3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315cm" svg:y1="3.987cm" svg:x2="2.14cm" svg:y2="4.712cm" draw:start-shape="id1" draw:start-glue-point="7" draw:end-shape="id2" draw:end-glue-point="11" svg:d="m3315 3987-1175 725">
          <text:p/>
        </draw:connector>
        <draw:custom-shape draw:style-name="gr2" draw:text-style-name="P1" xml:id="id3" draw:id="id3" draw:layer="layout" svg:width="0.426cm" svg:height="0.439cm" svg:x="3.256cm" svg:y="5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907cm" svg:height="0.725cm" svg:x="10.593cm" svg:y="3.17cm">
          <draw:text-box>
            <text:p><text:span text:style-name="T1">INT/develop</text:span></text:p>
          </draw:text-box>
        </draw:frame>
        <draw:connector draw:style-name="gr3" draw:text-style-name="P1" draw:layer="layout" draw:type="line" svg:x1="2.14cm" svg:y1="5.023cm" svg:x2="3.318cm" svg:y2="5.823cm" draw:start-shape="id2" draw:start-glue-point="9" draw:end-shape="id3" draw:end-glue-point="5" svg:d="m2140 5023 1178 800">
          <text:p/>
        </draw:connector>
        <draw:custom-shape draw:style-name="gr2" draw:text-style-name="P1" xml:id="id5" draw:id="id5" draw:layer="layout" svg:width="0.426cm" svg:height="0.439cm" svg:x="11.246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0.426cm" svg:height="0.439cm" svg:x="9.876cm" svg:y="4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24cm" svg:y1="4.581cm" svg:x2="11.308cm" svg:y2="5.54cm" draw:start-shape="id4" draw:start-glue-point="9" draw:end-shape="id5" draw:end-glue-point="5" svg:d="m10240 4581 1068 959">
          <text:p/>
        </draw:connector>
        <draw:custom-shape draw:style-name="gr2" draw:text-style-name="P1" xml:id="id7" draw:id="id7" draw:layer="layout" svg:width="0.426cm" svg:height="0.439cm" svg:x="11.506cm" svg:y="10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26cm" svg:height="0.439cm" svg:x="10.136cm" svg:y="9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cm" svg:y1="9.796cm" svg:x2="11.568cm" svg:y2="10.755cm" draw:start-shape="id6" draw:start-glue-point="9" draw:end-shape="id7" draw:end-glue-point="5" svg:d="m10500 9796 1068 959">
          <text:p/>
        </draw:connector>
        <draw:custom-shape draw:style-name="gr2" draw:text-style-name="P1" xml:id="id8" draw:id="id8" draw:layer="layout" svg:width="0.426cm" svg:height="0.439cm" svg:x="8.596cm" svg:y="10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0.426cm" svg:height="0.439cm" svg:x="10.076cm" svg:y="11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96cm" svg:y1="11.001cm" svg:x2="10.138cm" svg:y2="11.801cm" draw:start-shape="id8" draw:start-glue-point="9" draw:end-shape="id9" draw:end-glue-point="5" svg:d="m8960 11001 1178 800">
          <text:p/>
        </draw:connector>
        <draw:connector draw:style-name="gr3" draw:text-style-name="P1" draw:layer="layout" draw:type="line" svg:x1="10.198cm" svg:y1="9.796cm" svg:x2="8.96cm" svg:y2="10.69cm" draw:start-shape="id6" draw:start-glue-point="7" draw:end-shape="id8" draw:end-glue-point="11" svg:d="m10198 9796-1238 894">
          <text:p/>
        </draw:connector>
        <draw:frame draw:style-name="gr6" draw:layer="layout" svg:width="0.502cm" svg:height="1.187cm" svg:x="15.552cm" svg:y="9.439cm">
          <draw:text-box>
            <text:p/>
          </draw:text-box>
        </draw:frame>
        <draw:frame draw:style-name="gr7" draw:text-style-name="P3" draw:layer="layout" svg:width="2.818cm" svg:height="0.806cm" svg:x="14.817cm" svg:y="5.006cm">
          <draw:text-box>
            <text:p><text:span text:style-name="T2">before pull</text:span></text:p>
          </draw:text-box>
        </draw:frame>
        <draw:frame draw:style-name="gr8" draw:text-style-name="P3" draw:layer="layout" svg:width="3.543cm" svg:height="4.691cm" svg:x="15.237cm" svg:y="8.626cm">
          <draw:text-box>
            <text:p><text:span text:style-name="T2">after pull:</text:span></text:p>
            <text:p><text:span text:style-name="T2"/></text:p>
            <text:p><text:span text:style-name="T2">Update</text:span></text:p>
            <text:p><text:span text:style-name="T2">local repository by</text:span></text:p>
            <text:p><text:span text:style-name="T2">pulling integration branch</text:span></text:p>
          </draw:text-box>
        </draw:frame>
        <draw:g>
          <draw:g>
            <draw:frame draw:style-name="gr9" draw:text-style-name="P2" draw:layer="layout" svg:width="1.27cm" svg:height="0.725cm" svg:x="10.525cm" svg:y="3.851cm">
              <draw:text-box>
                <text:p><text:span text:style-name="T1">INT/</text:span></text:p>
              </draw:text-box>
            </draw:frame>
            <draw:frame draw:style-name="gr10" draw:text-style-name="P2" draw:layer="layout" svg:width="1.856cm" svg:height="0.725cm" svg:x="11.644cm" svg:y="3.85cm">
              <draw:text-box>
                <text:p><text:span text:style-name="T1">develop</text:span></text:p>
              </draw:text-box>
            </draw:frame>
          </draw:g>
        </draw:g>
        <draw:line draw:style-name="gr11" draw:text-style-name="P1" draw:layer="layout" svg:x1="7.187cm" svg:y1="2.301cm" svg:x2="7.187cm" svg:y2="14.366cm">
          <text:p/>
        </draw:line>
        <draw:line draw:style-name="gr11" draw:text-style-name="P1" draw:layer="layout" svg:x1="1.637cm" svg:y1="7.986cm" svg:x2="15.607cm" svg:y2="7.986cm">
          <text:p/>
        </draw:line>
        <draw:frame draw:style-name="gr7" draw:text-style-name="P4" draw:layer="layout" svg:width="2.064cm" svg:height="0.878cm" svg:x="3.207cm" svg:y="1.201cm">
          <draw:text-box>
            <text:p text:style-name="P4"><text:span text:style-name="T3">origin</text:span></text:p>
          </draw:text-box>
        </draw:frame>
        <draw:frame draw:style-name="gr7" draw:text-style-name="P4" draw:layer="layout" svg:width="1.971cm" svg:height="0.878cm" svg:x="9.584cm" svg:y="1.265cm">
          <draw:text-box>
            <text:p text:style-name="P4"><text:span text:style-name="T3">clone</text:span></text:p>
          </draw:text-box>
        </draw:frame>
        <draw:line draw:style-name="gr11" draw:text-style-name="P1" draw:layer="layout" svg:x1="1.637cm" svg:y1="2.271cm" svg:x2="15.607cm" svg:y2="2.271cm">
          <text:p/>
        </draw:line>
        <draw:line draw:style-name="gr11" draw:text-style-name="P1" draw:layer="layout" svg:x1="14.887cm" svg:y1="2.302cm" svg:x2="14.887cm" svg:y2="14.367cm">
          <text:p/>
        </draw:line>
        <draw:frame draw:style-name="gr4" draw:text-style-name="P2" draw:layer="layout" svg:width="2.54cm" svg:height="0.725cm" svg:x="11.931cm" svg:y="5.356cm">
          <draw:text-box>
            <text:p><text:span text:style-name="T1">FTR/topic</text:span></text:p>
          </draw:text-box>
        </draw:frame>
        <draw:frame draw:style-name="gr4" draw:text-style-name="P2" draw:layer="layout" svg:width="2.54cm" svg:height="0.725cm" svg:x="12.13cm" svg:y="10.56cm">
          <draw:text-box>
            <text:p><text:span text:style-name="T1">FTR/topic</text:span></text:p>
          </draw:text-box>
        </draw:frame>
        <draw:custom-shape draw:style-name="gr12" draw:text-style-name="P1" draw:layer="layout" svg:width="2.611cm" svg:height="3.21cm" svg:x="8.22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1.7cm" svg:height="0.725cm" svg:x="10.594cm" svg:y="2.471cm">
          <draw:text-box>
            <text:p><text:span text:style-name="T1">HEAD</text:span></text:p>
          </draw:text-box>
        </draw:frame>
        <draw:frame draw:style-name="gr4" draw:text-style-name="P2" draw:layer="layout" svg:width="2.907cm" svg:height="0.725cm" svg:x="4.043cm" svg:y="5.725cm">
          <draw:text-box>
            <text:p><text:span text:style-name="T1">INT/develop</text:span></text:p>
          </draw:text-box>
        </draw:frame>
        <draw:frame draw:style-name="gr13" draw:text-style-name="P2" draw:layer="layout" svg:width="1.7cm" svg:height="0.725cm" svg:x="10.73cm" svg:y="11.93cm">
          <draw:text-box>
            <text:p><text:span text:style-name="T1">HEAD</text:span></text:p>
          </draw:text-box>
        </draw:frame>
        <draw:frame draw:style-name="gr4" draw:text-style-name="P2" draw:layer="layout" svg:width="2.907cm" svg:height="0.725cm" svg:x="10.793cm" svg:y="12.565cm">
          <draw:text-box>
            <text:p><text:span text:style-name="T1">INT/develop</text:span></text:p>
          </draw:text-box>
        </draw:frame>
        <draw:line draw:style-name="gr1" draw:text-style-name="P1" draw:layer="layout" svg:x1="3.417cm" svg:y1="8.606cm" svg:x2="3.417cm" svg:y2="12.416cm">
          <text:p/>
        </draw:line>
        <draw:custom-shape draw:style-name="gr2" draw:text-style-name="P1" xml:id="id11" draw:id="id11" draw:layer="layout" svg:width="0.426cm" svg:height="0.439cm" svg:x="1.776cm" svg:y="10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426cm" svg:height="0.439cm" svg:x="3.253cm" svg:y="9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315cm" svg:y1="9.687cm" svg:x2="2.14cm" svg:y2="10.412cm" draw:start-shape="id10" draw:start-glue-point="7" draw:end-shape="id11" draw:end-glue-point="11" svg:d="m3315 9687-1175 725">
          <text:p/>
        </draw:connector>
        <draw:custom-shape draw:style-name="gr2" draw:text-style-name="P1" xml:id="id12" draw:id="id12" draw:layer="layout" svg:width="0.426cm" svg:height="0.439cm" svg:x="3.256cm" svg:y="11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14cm" svg:y1="10.723cm" svg:x2="3.318cm" svg:y2="11.523cm" draw:start-shape="id11" draw:start-glue-point="9" draw:end-shape="id12" draw:end-glue-point="5" svg:d="m2140 10723 1178 800">
          <text:p/>
        </draw:connector>
        <draw:frame draw:style-name="gr4" draw:text-style-name="P2" draw:layer="layout" svg:width="2.907cm" svg:height="0.725cm" svg:x="4.043cm" svg:y="11.425cm">
          <draw:text-box>
            <text:p><text:span text:style-name="T1">INT/develop</text:span></text:p>
          </draw:text-box>
        </draw:frame>
        <draw:g>
          <draw:g>
            <draw:frame draw:style-name="gr9" draw:text-style-name="P2" draw:layer="layout" svg:width="1.27cm" svg:height="0.725cm" svg:x="10.725cm" svg:y="13.201cm">
              <draw:text-box>
                <text:p><text:span text:style-name="T1">INT/</text:span></text:p>
              </draw:text-box>
            </draw:frame>
            <draw:frame draw:style-name="gr10" draw:text-style-name="P2" draw:layer="layout" svg:width="1.856cm" svg:height="0.725cm" svg:x="11.844cm" svg:y="13.2cm">
              <draw:text-box>
                <text:p><text:span text:style-name="T1">develop</text:span></text:p>
              </draw:text-box>
            </draw:frame>
          </draw:g>
        </draw:g>
        <draw:custom-shape draw:style-name="gr2" draw:text-style-name="P1" draw:layer="layout" svg:width="3.175cm" svg:height="0.635cm" svg:x="5.78cm" svg:y="1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0.832cm" svg:height="0.763cm" svg:x="2.675cm" svg:y="5.862cm">
          <draw:text-box>
            <text:p><text:span text:style-name="T4">B</text:span></text:p>
          </draw:text-box>
        </draw:frame>
        <draw:frame draw:style-name="gr7" draw:text-style-name="P5" draw:layer="layout" svg:width="0.832cm" svg:height="0.763cm" svg:x="2.675cm" svg:y="11.663cm">
          <draw:text-box>
            <text:p><text:span text:style-name="T4">B</text:span></text:p>
          </draw:text-box>
        </draw:frame>
        <draw:frame draw:style-name="gr7" draw:text-style-name="P5" draw:layer="layout" svg:width="0.832cm" svg:height="0.763cm" svg:x="9.475cm" svg:y="11.864cm">
          <draw:text-box>
            <text:p><text:span text:style-name="T4">B</text:span></text:p>
          </draw:text-box>
        </draw:frame>
        <draw:frame draw:style-name="gr7" draw:text-style-name="P5" draw:layer="layout" svg:width="0.832cm" svg:height="0.763cm" svg:x="10.575cm" svg:y="5.565cm">
          <draw:text-box>
            <text:p><text:span text:style-name="T4">A</text:span></text:p>
          </draw:text-box>
        </draw:frame>
        <draw:frame draw:style-name="gr7" draw:text-style-name="P5" draw:layer="layout" svg:width="0.832cm" svg:height="0.763cm" svg:x="11.475cm" svg:y="9.966cm">
          <draw:text-box>
            <text:p><text:span text:style-name="T4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087cm" fo:margin-left="1cm" fo:margin-right="8.30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0T14:15:03</meta:creation-date>
    <dc:date>2012-02-16T10:28:28</dc:date>
    <dc:creator>vallea </dc:creator>
    <meta:editing-duration>PT47M37S</meta:editing-duration>
    <meta:editing-cycles>7</meta:editing-cycles>
    <meta:generator>LibreOffice/3.3$Linux LibreOffice_project/330m19$Build-301</meta:generator>
    <meta:document-statistic meta:object-count="56"/>
  </office:meta>
</office:document-meta>
</file>